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8800b9" loext:opacity="100%" fo:font-weight="bold" style:font-weight-asian="bold" style:font-weight-complex="bold"/>
    </style:style>
    <style:style style:name="P3" style:family="paragraph" style:parent-style-name="Standard">
      <style:text-properties officeooo:paragraph-rsid="0011970c"/>
    </style:style>
    <style:style style:name="P4" style:family="paragraph" style:parent-style-name="Standard">
      <style:text-properties officeooo:rsid="00130feb" officeooo:paragraph-rsid="00130fe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8800b9" loext:opacity="100%"/>
    </style:style>
    <style:style style:name="T4" style:family="text">
      <style:text-properties officeooo:rsid="000e160f"/>
    </style:style>
    <style:style style:name="T5" style:family="text">
      <style:text-properties fo:font-weight="bold" officeooo:rsid="000e4be8" style:font-weight-asian="bold" style:font-weight-complex="bold"/>
    </style:style>
    <style:style style:name="T6" style:family="text">
      <style:text-properties officeooo:rsid="0008baeb"/>
    </style:style>
    <style:style style:name="T7" style:family="text">
      <style:text-properties officeooo:rsid="000a9e6d"/>
    </style:style>
    <style:style style:name="T8" style:family="text">
      <style:text-properties officeooo:rsid="000e4b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44_4096733574"/><text:span text:style-name="T1">Dezly</text:span> <text:span text:style-name="T1">Macauley</text:span></text:p>
      <text:p text:style-name="P2">Software Engineer</text:p>
      <text:p text:style-name="Standard"/>
      <text:p text:style-name="Standard"><text:span text:style-name="T2">Email:</text:span> <text:a xlink:type="simple" xlink:href="mailto:dezlymacauley@proton.me" text:style-name="Internet_20_link" text:visited-style-name="Visited_20_Internet_20_Link"><text:span text:style-name="T3">dezlymacauley@proton.me</text:span></text:a></text:p>
      <text:p text:style-name="Standard"/>
      <text:p text:style-name="P3"><text:bookmark-start text:name="__DdeLink__90_4096733574"/><text:span text:style-name="T1">Linux Proficiency: <text:tab/><text:tab/></text:span>Arch Linux, <text:span text:style-name="T4">Kali Linux<text:tab/></text:span></text:p>
      <text:p text:style-name="P3"><text:span text:style-name="T1">Programming / </text:span><text:span text:style-name="T5">Scripting</text:span><text:span text:style-name="T1">:</text:span><text:tab/>Rust, <text:span text:style-name="T6">Go, </text:span><text:span text:style-name="T7">Python, </text:span><text:span text:style-name="T8">Bash</text:span></text:p>
      <text:p text:style-name="P4"><text:span text:style-name="T1">Database Development:</text:span><text:tab/>PostgreSQL, SQLite</text:p>
      <text:p text:style-name="Standard"><text:span text:style-name="T1">DevOps:</text:span><text:tab/><text:tab/><text:tab/><text:span text:style-name="T7">Docker, </text:span>Kuberne<text:bookmark-end text:name="__DdeLink__44_4096733574"/><text:bookmark-end text:name="__DdeLink__90_4096733574"/><text:span text:style-name="T8">tes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1:20:52.773991037</meta:creation-date>
    <dc:date>2025-10-03T21:42:24.264119173</dc:date>
    <meta:editing-duration>PT11M27S</meta:editing-duration>
    <meta:editing-cycles>10</meta:editing-cycles>
    <meta:generator>LibreOffice/25.8.1.1$Linux_X86_64 LibreOffice_project/580$Build-1</meta:generator>
    <meta:document-statistic meta:table-count="0" meta:image-count="0" meta:object-count="0" meta:page-count="1" meta:paragraph-count="7" meta:word-count="26" meta:character-count="220" meta:non-whitespace-character-count="196"/>
  </office:meta>
</office:document-meta>
</file>